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116AC334CC1.png" manifest:media-type="image/png"/>
  <manifest:file-entry manifest:full-path="Pictures/10000201000000DC00000126556C6F38.png" manifest:media-type="image/png"/>
  <manifest:file-entry manifest:full-path="Pictures/10000201000000DC00000146504FB6E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696cm"/>
    </style:style>
    <style:style style:name="gr3" style:family="graphic" style:parent-style-name="standard">
      <style:graphic-properties draw:stroke="none" draw:fill="none" fo:min-height="0.705cm"/>
    </style:style>
    <style:style style:name="gr4" style:family="graphic" style:parent-style-name="standard">
      <style:graphic-properties draw:stroke="none" draw:fill="none" fo:min-height="0.84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76cm" svg:height="11.5cm" svg:x="1.6cm" svg:y="4.773cm">
          <draw:image xlink:href="Pictures/10000201000000DC00000146504FB6E9.png" xlink:type="simple" xlink:show="embed" xlink:actuate="onLoad">
            <text:p/>
          </draw:image>
        </draw:frame>
        <draw:frame draw:style-name="gr1" draw:text-style-name="P1" draw:layer="layout" svg:width="8.4cm" svg:height="11.226cm" svg:x="9.6cm" svg:y="4.905cm">
          <draw:image xlink:href="Pictures/10000201000000DC00000126556C6F38.png" xlink:type="simple" xlink:show="embed" xlink:actuate="onLoad">
            <text:p/>
          </draw:image>
        </draw:frame>
        <draw:frame draw:style-name="gr1" draw:text-style-name="P1" draw:layer="layout" svg:width="8.863cm" svg:height="11.2cm" svg:x="18.361cm" svg:y="5cm">
          <draw:image xlink:href="Pictures/10000201000000DC00000116AC334CC1.png" xlink:type="simple" xlink:show="embed" xlink:actuate="onLoad">
            <text:p/>
          </draw:image>
        </draw:frame>
        <draw:frame draw:style-name="gr2" draw:text-style-name="P2" draw:layer="layout" svg:width="27.934cm" svg:height="1.946cm" svg:x="2cm" svg:y="16.454cm">
          <draw:text-box>
            <text:p>Marian Adam Rejewski</text:p>
          </draw:text-box>
        </draw:frame>
        <draw:frame draw:style-name="gr3" draw:text-style-name="P2" draw:layer="layout" svg:width="6.357cm" svg:height="0.955cm" svg:x="10.543cm" svg:y="16.49cm">
          <draw:text-box>
            <text:p>Jerzy Witold Różycki</text:p>
          </draw:text-box>
        </draw:frame>
        <draw:frame draw:style-name="gr3" draw:text-style-name="P2" draw:layer="layout" svg:width="5.015cm" svg:height="0.955cm" svg:x="20.468cm" svg:y="16.454cm">
          <draw:text-box>
            <text:p>Henryk Zygalski</text:p>
          </draw:text-box>
        </draw:frame>
        <draw:frame draw:style-name="gr4" draw:text-style-name="P2" draw:layer="layout" svg:width="7.884cm" svg:height="1.099cm" svg:x="1.516cm" svg:y="17.4cm">
          <draw:text-box>
            <text:p>馬里安·亞當·雷耶夫斯基</text:p>
          </draw:text-box>
        </draw:frame>
        <draw:frame draw:style-name="gr4" draw:text-style-name="P2" draw:layer="layout" svg:width="6.098cm" svg:height="1.099cm" svg:x="19.8cm" svg:y="17.301cm">
          <draw:text-box>
            <text:p>亨里克·佐加爾斯基</text:p>
          </draw:text-box>
        </draw:frame>
        <draw:frame draw:style-name="gr4" draw:text-style-name="P2" draw:layer="layout" svg:width="4.828cm" svg:height="1.099cm" svg:x="11.572cm" svg:y="17.301cm">
          <draw:text-box>
            <text:p>耶日·魯日茨基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7T15:53:25.536009000</meta:creation-date>
    <dc:date>2015-03-27T17:49:11.748083000</dc:date>
    <meta:editing-duration>PT1H25M25S</meta:editing-duration>
    <meta:editing-cycles>1</meta:editing-cycles>
    <meta:document-statistic meta:object-count="32"/>
    <meta:generator>LibreOffice/4.4.0.3$MacOSX_X86_64 LibreOffice_project/de093506bcdc5fafd9023ee680b8c60e3e0645d7</meta:generator>
  </office:meta>
</office:document-meta>
</file>